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7dca" officeooo:paragraph-rsid="00047dca" style:font-weight-asian="bold" style:font-weight-complex="bold"/>
    </style:style>
    <style:style style:name="P2" style:family="paragraph" style:parent-style-name="Standard">
      <style:text-properties fo:font-weight="bold" officeooo:rsid="0005c4de" officeooo:paragraph-rsid="0005c4de" style:font-weight-asian="bold" style:font-weight-complex="bold"/>
    </style:style>
    <style:style style:name="P3" style:family="paragraph" style:parent-style-name="Standard">
      <style:text-properties fo:font-weight="bold" officeooo:rsid="0006dd62" officeooo:paragraph-rsid="0006dd6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rl: http://my-museum-assignment.rf.gd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3T18:07:29.561415186</meta:creation-date>
    <dc:date>2024-05-23T18:22:51.310013798</dc:date>
    <meta:editing-duration>PT5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39" meta:non-whitespace-character-count="38"/>
  </office:meta>
</office:document-meta>
</file>